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064cm"/>
    </style:style>
    <style:style style:name="co2" style:family="table-column">
      <style:table-column-properties fo:break-before="auto" style:column-width="3.517cm"/>
    </style:style>
    <style:style style:name="co3" style:family="table-column">
      <style:table-column-properties fo:break-before="auto" style:column-width="7.44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54cm"/>
    </style:style>
    <style:style style:name="co6" style:family="table-column">
      <style:table-column-properties fo:break-before="auto" style:column-width="4.57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000000" style:text-align-source="fix" style:repeat-content="false" fo:border="0.06pt solid #2a6099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#eeeeee" style:text-align-source="fix" style:repeat-content="false" fo:border="0.06pt solid #2a6099"/>
      <style:paragraph-properties fo:text-align="center" fo:margin-left="0cm"/>
    </style:style>
    <style:style style:name="ce24" style:family="table-cell" style:parent-style-name="Default">
      <style:table-cell-properties fo:background-color="#ffffff" style:text-align-source="fix" style:repeat-content="false" fo:border="0.06pt solid #2a6099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6pt solid #2a6099"/>
      <style:paragraph-properties fo:text-align="center" fo:margin-left="0cm"/>
    </style:style>
    <style:style style:name="ce26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</style:style>
    <style:style style:name="ce27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background-color="#77bc65" style:text-align-source="fix" style:repeat-content="false" fo:border="0.06pt solid #2a6099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000000" style:text-align-source="fix" style:repeat-content="false" fo:border="0.06pt solid #2a6099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fo:background-color="#eeeeee" style:text-align-source="fix" style:repeat-content="false" fo:border="0.06pt solid #2a6099"/>
      <style:paragraph-properties fo:text-align="center" fo:margin-left="0cm"/>
    </style:style>
    <style:style style:name="ce14" style:family="table-cell" style:parent-style-name="Default">
      <style:table-cell-properties fo:background-color="#ffffff" style:text-align-source="fix" style:repeat-content="false" fo:border="0.06pt solid #2a6099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6pt solid #2a6099"/>
      <style:paragraph-properties fo:text-align="center" fo:margin-left="0cm"/>
    </style:style>
    <style:style style:name="ce16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</style:style>
    <style:style style:name="ce17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#77bc65" style:text-align-source="fix" style:repeat-content="false" fo:border="0.06pt solid #2a6099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AVA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4" table:number-columns-repeated="1019" table:default-cell-style-name="ce19"/>
        <table:table-row table:style-name="ro1">
          <table:table-cell table:style-name="ce11" office:value-type="string" calcext:value-type="string">
            <text:p>Obra</text:p>
          </table:table-cell>
          <table:table-cell table:style-name="ce11" office:value-type="string" calcext:value-type="string">
            <text:p>Autor</text:p>
          </table:table-cell>
          <table:table-cell table:style-name="ce11" office:value-type="string" calcext:value-type="string">
            <text:p>Comentários</text:p>
          </table:table-cell>
          <table:table-cell table:style-name="ce11" office:value-type="string" calcext:value-type="string">
            <text:p>Disp.</text:p>
          </table:table-cell>
          <table:table-cell table:style-name="ce11" office:value-type="string" calcext:value-type="string">
            <text:p>Formato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Roadmaps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6 vídeos curtos, de ~15minutos cada + lista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links</text:p>
          </table:table-cell>
          <table:table-cell table:number-columns-repeated="1019"/>
        </table:table-row>
        <table:table-row-group>
          <table:table-row table:style-name="ro2">
            <table:table-cell table:style-name="ce13" office:value-type="string" calcext:value-type="string">
              <text:p>Java Roadmap for Beginners 2022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23’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watch?v=LnFuK6xNe7c" xlink:type="simple">link</text:a></text:p>
            </table:table-cell>
            <table:table-cell table:number-columns-repeated="1019"/>
          </table:table-row>
          <table:table-row table:style-name="ro2">
            <table:table-cell table:style-name="ce13" office:value-type="string" calcext:value-type="string">
              <text:p>Full Stack Java Developer Roadmap for Beginners 2022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16’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watch?v=elgtrqylT6M" xlink:type="simple">link</text:a></text:p>
            </table:table-cell>
            <table:table-cell table:number-columns-repeated="1019"/>
          </table:table-row>
          <table:table-row table:style-name="ro2">
            <table:table-cell table:style-name="ce13" office:value-type="string" calcext:value-type="string">
              <text:p>Java Developer Road Map - Learning Path for Java Developer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16’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watch?v=8G9h3XjffzU" xlink:type="simple">link</text:a></text:p>
            </table:table-cell>
            <table:table-cell table:number-columns-repeated="1019"/>
          </table:table-row>
          <table:table-row table:style-name="ro2">
            <table:table-cell table:style-name="ce13" office:value-type="string" calcext:value-type="string">
              <text:p>How to Become a Full Stack Java Developer - Learning Path for Full Stack Java Developer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12’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watch?v=L4sOI8ffsqs" xlink:type="simple">link</text:a></text:p>
            </table:table-cell>
            <table:table-cell table:number-columns-repeated="1019"/>
          </table:table-row>
          <table:table-row table:style-name="ro2">
            <table:table-cell table:style-name="ce13" office:value-type="string" calcext:value-type="string">
              <text:p>Top Skills to Become a Full-Stack Java Developer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15’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watch?v=q8B1PqADPfM" xlink:type="simple">link</text:a></text:p>
            </table:table-cell>
            <table:table-cell table:number-columns-repeated="1019"/>
          </table:table-row>
          <table:table-row table:style-name="ro2">
            <table:table-cell table:style-name="ce13" office:value-type="string" calcext:value-type="string">
              <text:p>How to Learn Spring Boot Step by Step - Spring Boot Learning Path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13’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watch?v=nZFe5ITz11I" xlink:type="simple">link</text:a></text:p>
            </table:table-cell>
            <table:table-cell table:number-columns-repeated="1019"/>
          </table:table-row>
          <table:table-row table:style-name="ro2">
            <table:table-cell table:style-name="ce13" office:value-type="string" calcext:value-type="string">
              <text:p>Learning Paths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17 vídeos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playlist?list=PLGRDMO4rOGcOirWnWTOyBWguwxgeXlxYo" xlink:type="simple">link</text:a></text:p>
            </table:table-cell>
            <table:table-cell table:number-columns-repeated="1019"/>
          </table:table-row>
        </table:table-row-group>
        <table:table-row table:style-name="ro2">
          <table:table-cell table:style-name="ce14" table:number-columns-repeated="5"/>
          <table:table-cell table:style-name="ce20" table:number-columns-repeated="1019"/>
        </table:table-row>
        <table:table-row table:style-name="ro2">
          <table:table-cell table:style-name="ce12" office:value-type="string" calcext:value-type="string">
            <text:p>Angular, Spring e Heroku</text:p>
          </table:table-cell>
          <table:table-cell table:style-name="ce17" office:value-type="string" calcext:value-type="string">
            <text:p>Java Guides</text:p>
          </table:table-cell>
          <table:table-cell table:style-name="ce17" office:value-type="string" calcext:value-type="string">
            <text:p>27 vídeos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links</text:p>
          </table:table-cell>
          <table:table-cell table:number-columns-repeated="1019"/>
        </table:table-row>
        <table:table-row-group>
          <table:table-row table:style-name="ro2">
            <table:table-cell table:style-name="ce13" office:value-type="string" calcext:value-type="string">
              <text:p>Angular + Spring Boot CRUD Full Stack Application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26 vídeos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playlist?list=PLGRDMO4rOGcNzi3CpBWsCdQSzbjdWWy-f" xlink:type="simple">link</text:a></text:p>
            </table:table-cell>
            <table:table-cell table:number-columns-repeated="1019"/>
          </table:table-row>
          <table:table-row table:style-name="ro2">
            <table:table-cell table:style-name="ce13" office:value-type="string" calcext:value-type="string">
              <text:p>Create and Deploy Angular Application to Heroku - Step by Step Guide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17’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watch?v=HWBSSC7Vbg0&amp;list=PLGRDMO4rOGcPt1zTgO6RU5a78YbhwhYFX&amp;index=6" xlink:type="simple">link</text:a></text:p>
            </table:table-cell>
            <table:table-cell table:number-columns-repeated="1019"/>
          </table:table-row>
        </table:table-row-group>
        <table:table-row table:style-name="ro2">
          <table:table-cell table:style-name="ce14" table:number-columns-repeated="5"/>
          <table:table-cell table:style-name="ce20" table:number-columns-repeated="1019"/>
        </table:table-row>
        <table:table-row table:style-name="ro2">
          <table:table-cell table:style-name="ce12" office:value-type="string" calcext:value-type="string">
            <text:p>Spring Boot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5 cursos, +20h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links</text:p>
          </table:table-cell>
          <table:table-cell table:number-columns-repeated="1019"/>
        </table:table-row>
        <table:table-row-group>
          <table:table-row table:style-name="ro2">
            <table:table-cell table:style-name="ce13" office:value-type="string" calcext:value-type="string">
              <text:p>Spring Boot Tutorial - Learn Spring Boot in 10 Hours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9h43’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watch?v=_thI-4AF7M8&amp;list=PLGRDMO4rOGcNMEBEzfUHnrEWp9mjOtRyN" xlink:type="simple">link</text:a></text:p>
            </table:table-cell>
            <table:table-cell table:number-columns-repeated="1019"/>
          </table:table-row>
          <table:table-row table:style-name="ro2">
            <table:table-cell table:style-name="ce13" office:value-type="string" calcext:value-type="string">
              <text:p>Spring Boot Tutorial | Full Course [New]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5h10’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watch?v=slTUtTSwRKU&amp;list=PLGRDMO4rOGcNMEBEzfUHnrEWp9mjOtRyN&amp;index=6" xlink:type="simple">link</text:a></text:p>
            </table:table-cell>
            <table:table-cell table:number-columns-repeated="1019"/>
          </table:table-row>
          <table:table-row table:style-name="ro2">
            <table:table-cell table:style-name="ce13" office:value-type="string" calcext:value-type="string">
              <text:p>Spring Boot Restful Web Services Tutorial | Full Course ✅ | REST API | Spring Boot for Beginners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2h25’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watch?v=th3uIP7D8nk&amp;list=PLGRDMO4rOGcNMEBEzfUHnrEWp9mjOtRyN&amp;index=7" xlink:type="simple">link</text:a></text:p>
            </table:table-cell>
            <table:table-cell table:number-columns-repeated="1019"/>
          </table:table-row>
          <table:table-row table:style-name="ro2">
            <table:table-cell table:style-name="ce13" office:value-type="string" calcext:value-type="string">
              <text:p>Spring Boot Hibernate MySQL CRUD REST API Tutorial | Controller, Service and DAO Layer | Full Course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1h27’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watch?v=4Ico2HjRTCE&amp;list=PLGRDMO4rOGcNMEBEzfUHnrEWp9mjOtRyN&amp;index=9" xlink:type="simple">link</text:a></text:p>
            </table:table-cell>
            <table:table-cell table:number-columns-repeated="1019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Spring MVC Tutorial with Spring Boot | Full Course ✅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1h51’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watch?v=Ku3gsv7_bCc&amp;list=PLGRDMO4rOGcNMEBEzfUHnrEWp9mjOtRyN&amp;index=11" xlink:type="simple">link</text:a></text:p>
          </table:table-cell>
          <table:table-cell table:number-columns-repeated="1019"/>
        </table:table-row>
        <table:table-row table:style-name="ro2">
          <table:table-cell table:style-name="ce14" table:number-columns-repeated="5"/>
          <table:table-cell table:style-name="ce20" table:number-columns-repeated="1019"/>
        </table:table-row>
        <table:table-row table:style-name="ro2">
          <table:table-cell table:style-name="ce12" office:value-type="string" calcext:value-type="string">
            <text:p>Validation in Spring Boot | Hibernate Validator | Crash Course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31’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watch?v=0jJsrD6SmUw&amp;list=PLGRDMO4rOGcNMEBEzfUHnrEWp9mjOtRyN&amp;index=12" xlink:type="simple">link</text:a></text:p>
          </table:table-cell>
          <table:table-cell table:number-columns-repeated="1019"/>
        </table:table-row>
        <table:table-row table:style-name="ro2">
          <table:table-cell table:style-name="ce14" table:number-columns-repeated="5"/>
          <table:table-cell table:style-name="ce20" table:number-columns-repeated="1019"/>
        </table:table-row>
        <table:table-row table:style-name="ro2">
          <table:table-cell table:style-name="ce12" office:value-type="string" calcext:value-type="string">
            <text:p>Spring Data REST Tutorial | Crash Course ✅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48’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watch?v=M3aAcOgeyuQ&amp;list=PLGRDMO4rOGcNMEBEzfUHnrEWp9mjOtRyN&amp;index=17" xlink:type="simple">link</text:a></text:p>
          </table:table-cell>
          <table:table-cell table:number-columns-repeated="1019"/>
        </table:table-row>
        <table:table-row table:style-name="ro2">
          <table:table-cell table:style-name="ce14" table:number-columns-repeated="5"/>
          <table:table-cell table:style-name="ce20" table:number-columns-repeated="1019"/>
        </table:table-row>
        <table:table-row table:style-name="ro2">
          <table:table-cell table:style-name="ce12" office:value-type="string" calcext:value-type="string">
            <text:p>Java 8 Stream API Tutorial | Examples | Crash Course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54’</text:p>
          </table:table-cell>
          <table:table-cell table:style-name="ce16" office:value-type="string" calcext:value-type="string">
            <text:p>OK</text:p>
          </table:table-cell>
          <table:table-cell table:style-name="ce18" office:value-type="string" calcext:value-type="string">
            <text:p><text:a xlink:href="https://www.youtube.com/watch?v=8yyHwQtnOj4&amp;list=PLGRDMO4rOGcNMEBEzfUHnrEWp9mjOtRyN&amp;index=19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Quick Recap of My 14+ Free Courses on My YouTube Channel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4’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watch?v=T9dvr60ZMow&amp;list=PLGRDMO4rOGcNMEBEzfUHnrEWp9mjOtRyN&amp;index=18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Dockerizing Spring Boot Application | Spring Boot Docker Tutorial | Docker Image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19’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watch?v=RVIbMuNs1aw&amp;list=PLGRDMO4rOGcMLpqU4WsGKdpHIIAPjF-Tx&amp;index=1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JDBC Tutorial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16 vídeos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playlist?list=PLGRDMO4rOGcPgplpMgG0_RFB23TrURhR0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Spring Security Tutorial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4 vídeos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playlist?list=PLGRDMO4rOGcNmd7-Pm37jOWfjC7ZjhU2V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Spring Boot Testing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4 vídeos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playlist?list=PLGRDMO4rOGcNHvzGvSmN4qoV_az4rLdUS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Deployment Videos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12 vídeos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playlist?list=PLGRDMO4rOGcP0icXsP4-zAOyM2DO7Y_DR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Java Collections Framework | Full Course ✅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3h25’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watch?v=GdAon80-0KA&amp;list=PLGRDMO4rOGcNMEBEzfUHnrEWp9mjOtRyN&amp;index=8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Java 8 Tutorials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26 vídeos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playlist?list=PLGRDMO4rOGcNXD2v76zM1nJybIwhBSwzZ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JavaScript Tutorials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2 vídeos, 12’ cada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playlist?list=PLGRDMO4rOGcNnhRqg_M0ptvbbOJXZezw2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TypeScript Tutorial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3 vídeos, 20’, 11’ e 20’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playlist?list=PLGRDMO4rOGcNIUlFwvf4komFcM_mM82GG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JPA/Hibernate</text:p>
          </table:table-cell>
          <table:table-cell table:style-name="ce16" office:value-type="string" calcext:value-type="string">
            <text:p>Java Guides</text:p>
          </table:table-cell>
          <table:table-cell table:style-name="ce16" office:value-type="string" calcext:value-type="string">
            <text:p>32 vídeos (os 3 individuais são repetidos)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links</text:p>
          </table:table-cell>
          <table:table-cell table:number-columns-repeated="1019"/>
        </table:table-row>
        <table:table-row-group>
          <table:table-row table:style-name="ro2">
            <table:table-cell table:style-name="ce13" office:value-type="string" calcext:value-type="string">
              <text:p>JPA / Hibernate One to One Mapping Example with Spring Boot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21’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watch?v=kAYjrhcrx_8" xlink:type="simple">link</text:a></text:p>
            </table:table-cell>
            <table:table-cell table:number-columns-repeated="1019"/>
          </table:table-row>
          <table:table-row table:style-name="ro2">
            <table:table-cell table:style-name="ce13" office:value-type="string" calcext:value-type="string">
              <text:p>JPA / Hibernate One to Many Mapping Example with Spring Boot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20’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watch?v=Buya2plwkj4" xlink:type="simple">link</text:a></text:p>
            </table:table-cell>
            <table:table-cell table:number-columns-repeated="1019"/>
          </table:table-row>
          <table:table-row table:style-name="ro2">
            <table:table-cell table:style-name="ce13" office:value-type="string" calcext:value-type="string">
              <text:p>JPA / Hibernate Many to Many Mapping Example with Spring Boot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25’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watch?v=-q9rp2pzvGU" xlink:type="simple">link</text:a></text:p>
            </table:table-cell>
            <table:table-cell table:number-columns-repeated="1019"/>
          </table:table-row>
          <table:table-row table:style-name="ro2">
            <table:table-cell table:style-name="ce13" office:value-type="string" calcext:value-type="string">
              <text:p>Hibernate 5 Full Course</text:p>
            </table:table-cell>
            <table:table-cell table:style-name="ce13" office:value-type="string" calcext:value-type="string">
              <text:p>Java Guides</text:p>
            </table:table-cell>
            <table:table-cell table:style-name="ce13" office:value-type="string" calcext:value-type="string">
              <text:p>32 vídeos</text:p>
            </table:table-cell>
            <table:table-cell table:style-name="ce13" office:value-type="string" calcext:value-type="string">
              <text:p>OK</text:p>
            </table:table-cell>
            <table:table-cell table:style-name="ce13" office:value-type="string" calcext:value-type="string">
              <text:p><text:a xlink:href="https://www.youtube.com/playlist?list=PLGRDMO4rOGcMrHnQoSg3pK4PpxCV6pzmO" xlink:type="simple">link</text:a></text:p>
            </table:table-cell>
            <table:table-cell table:number-columns-repeated="1019"/>
          </table:table-row>
        </table:table-row-group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GULAR" table:style-name="ta1">
        <table:table-column table:style-name="co1" table:default-cell-style-name="ce15"/>
        <table:table-column table:style-name="co6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4" table:number-columns-repeated="1019" table:default-cell-style-name="ce19"/>
        <table:table-row table:style-name="ro1">
          <table:table-cell table:style-name="ce11" office:value-type="string" calcext:value-type="string">
            <text:p>Obra</text:p>
          </table:table-cell>
          <table:table-cell table:style-name="ce11" office:value-type="string" calcext:value-type="string">
            <text:p>Autor</text:p>
          </table:table-cell>
          <table:table-cell table:style-name="ce11" office:value-type="string" calcext:value-type="string">
            <text:p>Comentários</text:p>
          </table:table-cell>
          <table:table-cell table:style-name="ce11" office:value-type="string" calcext:value-type="string">
            <text:p>Disp.</text:p>
          </table:table-cell>
          <table:table-cell table:style-name="ce11" office:value-type="string" calcext:value-type="string">
            <text:p>Formato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Angular Crash Course | Angular Tutorial | Angular Tutorial For Beginners | Simplilearn</text:p>
          </table:table-cell>
          <table:table-cell table:style-name="ce16" office:value-type="string" calcext:value-type="string">
            <text:p>Simplilearn</text:p>
          </table:table-cell>
          <table:table-cell table:style-name="ce16" office:value-type="string" calcext:value-type="string">
            <text:p>2h19’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watch?v=oRj9pg3Tyi0" xlink:type="simple">link</text:a></text:p>
          </table:table-cell>
          <table:table-cell table:number-columns-repeated="1019"/>
        </table:table-row>
        <table:table-row table:style-name="ro2">
          <table:table-cell table:style-name="ce14" table:number-columns-repeated="5"/>
          <table:table-cell table:style-name="ce20" table:number-columns-repeated="1019"/>
        </table:table-row>
        <table:table-row table:style-name="ro2">
          <table:table-cell table:style-name="ce12" office:value-type="string" calcext:value-type="string">
            <text:p>Angular Full Course - Learn Angular In 3 Hours | Angular Tutorial For Beginners | Simplilearn</text:p>
          </table:table-cell>
          <table:table-cell table:style-name="ce16" office:value-type="string" calcext:value-type="string">
            <text:p>Simplilearn</text:p>
          </table:table-cell>
          <table:table-cell table:style-name="ce16" office:value-type="string" calcext:value-type="string">
            <text:p>2h59’</text:p>
          </table:table-cell>
          <table:table-cell table:style-name="ce16" office:value-type="string" calcext:value-type="string">
            <text:p>OK</text:p>
          </table:table-cell>
          <table:table-cell table:style-name="ce18" office:value-type="string" calcext:value-type="string">
            <text:p><text:a xlink:href="https://www.youtube.com/watch?v=iZ1mlcCkY8A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Angular Tutorial for Beginners: Learn Angular &amp; TypeScript</text:p>
          </table:table-cell>
          <table:table-cell table:style-name="ce16" office:value-type="string" calcext:value-type="string">
            <text:p><text:s/>Programming with Mosh</text:p>
          </table:table-cell>
          <table:table-cell table:style-name="ce16" office:value-type="string" calcext:value-type="string">
            <text:p>2h02’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watch?v=k5E2AVpwsko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Angular Projects | Build Angular 10 Projects - Creating Admin Dashboard Using Angular | Simplilearn</text:p>
          </table:table-cell>
          <table:table-cell table:style-name="ce16" office:value-type="string" calcext:value-type="string">
            <text:p>Simplilearn</text:p>
          </table:table-cell>
          <table:table-cell table:style-name="ce16" office:value-type="string" calcext:value-type="string">
            <text:p>1h10’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watch?v=s7bKr_-GLtM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primeNG tutorial</text:p>
          </table:table-cell>
          <table:table-cell table:style-name="ce16" office:value-type="string" calcext:value-type="string">
            <text:p>PrimeNG</text:p>
          </table:table-cell>
          <table:table-cell table:style-name="ce16" office:value-type="string" calcext:value-type="string">
            <text:p>16’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primefaces.org/primeng/#/setup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Coding with Mosh Angular Courses</text:p>
          </table:table-cell>
          <table:table-cell table:style-name="ce16" office:value-type="string" calcext:value-type="string">
            <text:p>Programming with Mosh</text:p>
          </table:table-cell>
          <table:table-cell table:style-name="ce16" office:value-type="string" calcext:value-type="string">
            <text:p>Cursos pagos, 15USD cada.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codewithmosh.com/courses?query=angular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Angular, Spring e Heroku</text:p>
          </table:table-cell>
          <table:table-cell table:style-name="ce17" office:value-type="string" calcext:value-type="string">
            <text:p>Java Guides</text:p>
          </table:table-cell>
          <table:table-cell table:style-name="ce17" office:value-type="string" calcext:value-type="string">
            <text:p>27 vídeos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links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Angular + Spring Boot CRUD Full Stack Application</text:p>
          </table:table-cell>
          <table:table-cell table:style-name="ce13" office:value-type="string" calcext:value-type="string">
            <text:p>Java Guides</text:p>
          </table:table-cell>
          <table:table-cell table:style-name="ce13" office:value-type="string" calcext:value-type="string">
            <text:p>26 vídeos</text:p>
          </table:table-cell>
          <table:table-cell table:style-name="ce13" office:value-type="string" calcext:value-type="string">
            <text:p>OK</text:p>
          </table:table-cell>
          <table:table-cell table:style-name="ce13" office:value-type="string" calcext:value-type="string">
            <text:p><text:a xlink:href="https://www.youtube.com/playlist?list=PLGRDMO4rOGcNzi3CpBWsCdQSzbjdWWy-f" xlink:type="simple">link</text:a>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Create and Deploy Angular Application to Heroku - Step by Step Guide</text:p>
          </table:table-cell>
          <table:table-cell table:style-name="ce13" office:value-type="string" calcext:value-type="string">
            <text:p>Java Guides</text:p>
          </table:table-cell>
          <table:table-cell table:style-name="ce13" office:value-type="string" calcext:value-type="string">
            <text:p>17’</text:p>
          </table:table-cell>
          <table:table-cell table:style-name="ce13" office:value-type="string" calcext:value-type="string">
            <text:p>OK</text:p>
          </table:table-cell>
          <table:table-cell table:style-name="ce13" office:value-type="string" calcext:value-type="string">
            <text:p><text:a xlink:href="https://www.youtube.com/watch?v=HWBSSC7Vbg0&amp;list=PLGRDMO4rOGcPt1zTgO6RU5a78YbhwhYFX&amp;index=6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Angular Course by Maximilian on Udemy</text:p>
          </table:table-cell>
          <table:table-cell table:style-name="ce16" office:value-type="string" calcext:value-type="string">
            <text:p>Maximilian Schwarzmüller</text:p>
          </table:table-cell>
          <table:table-cell table:style-name="ce16" office:value-type="string" calcext:value-type="string">
            <text:p>Curso pago, R$184.90.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udemy.com/course/the-complete-guide-to-angular-2/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Angular Crash Course</text:p>
          </table:table-cell>
          <table:table-cell table:style-name="ce16" office:value-type="string" calcext:value-type="string">
            <text:p><text:s/>Traversy Media</text:p>
          </table:table-cell>
          <table:table-cell table:style-name="ce16" office:value-type="string" calcext:value-type="string">
            <text:p>2h01’. Parei em create task service.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youtube.com/watch?v=3dHNOWTI7H8" xlink:type="simple">link</text:a></text:p>
          </table:table-cell>
          <table:table-cell table:number-columns-repeated="101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11:56:30.107691915</meta:creation-date>
    <meta:generator>LibreOffice/6.4.7.2$Linux_X86_64 LibreOffice_project/40$Build-2</meta:generator>
    <dc:date>2022-03-03T10:40:25.872894575</dc:date>
    <meta:editing-duration>PT5H31M31S</meta:editing-duration>
    <meta:editing-cycles>19</meta:editing-cycles>
    <meta:document-statistic meta:table-count="2" meta:cell-count="240" meta:object-count="0"/>
  </office:meta>
</office:document-meta>
</file>